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8d5f" officeooo:paragraph-rsid="00188d5f"/>
    </style:style>
    <style:style style:name="T1" style:family="text">
      <style:text-properties officeooo:rsid="001a61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 fi basia.net router WRT-150 @8level port 1 TCP UPnP Router Control LOKAL WŁASNOŚĆ <text:s/>I <text:s/>NR 1 <text:s/>UŻYTKOWNIKA <text:a xlink:type="simple" xlink:href="mailto:www.barbara.kochanska1@gemail.com" text:style-name="Internet_20_link" text:visited-style-name="Visited_20_Internet_20_Link">www.barbara.kochanska1@gemail.com</text:a> ,<text:a xlink:type="simple" xlink:href="mailto:www.barbara2404@op.pl" text:style-name="Internet_20_link" text:visited-style-name="Visited_20_Internet_20_Link">www.barbara.</text:a><text:a xlink:type="simple" xlink:href="mailto:www.barbara2404@op.pl" text:style-name="Internet_20_link" text:visited-style-name="Visited_20_Internet_20_Link"><text:span text:style-name="T1">kochanska</text:span></text:a><text:a xlink:type="simple" xlink:href="mailto:www.barbara2404@op.pl" text:style-name="Internet_20_link" text:visited-style-name="Visited_20_Internet_20_Link">@op.pl</text:a> , <text:s/>BARBARA KOCHAŃSKA ,WSPÓŁLOKATOR <text:s/>SYN UŻYTKOWNIK NR2 MARIUSZ KOCHAŃSKI <text:a xlink:type="simple" xlink:href="mailto:www.mkochanski0@gemail.com" text:style-name="Internet_20_link" text:visited-style-name="Visited_20_Internet_20_Link">www.mkochanski0@gemail.com</text:a> <text:s/>, <text:s/><text:a xlink:type="simple" xlink:href="mailto:www.google.kochanski@onet.pl" text:style-name="Internet_20_link" text:visited-style-name="Visited_20_Internet_20_Link">www.google.kochanski@onet.pl</text:a> <text:s/>, <text:s/><text:a xlink:type="simple" xlink:href="mailto:www.mariusz.kochanski@onet.eu" text:style-name="Internet_20_link" text:visited-style-name="Visited_20_Internet_20_Link">www.</text:a><text:a xlink:type="simple" xlink:href="mailto:www.mariusz.kochanski@onet.eu" text:style-name="Internet_20_link" text:visited-style-name="Visited_20_Internet_20_Link"><text:span text:style-name="T1">mariusz.kochanski@onet.eu</text:span></text:a><text:span text:style-name="T1"> <text:s/>, <text:s text:c="2"/></text:span><text:a xlink:type="simple" xlink:href="mailto:www.mariusz.kochanski@vip.onet.pl" text:style-name="Internet_20_link" text:visited-style-name="Visited_20_Internet_20_Link"><text:span text:style-name="T1">www.mariusz.kochanski@vip.onet.pl</text:span></text:a><text:span text:style-name="T1"> <text:s/>, <text:s/></text:span><text:a xlink:type="simple" xlink:href="mailto:www.stereo.quadro.integrator@onet.pl" text:style-name="Internet_20_link" text:visited-style-name="Visited_20_Internet_20_Link"><text:span text:style-name="T1">www.stereo.quadro.integrator@onet.pl</text:span></text:a><text:span text:style-name="T1"> <text:s/>,www.mariuszkochanskistudio facebook <text:s/>,www.mariuszkochanskisimba <text:s/>, clamav GitHub </text:span><text:a xlink:type="simple" xlink:href="mailto:www.google.kochanski@onet.pl" text:style-name="Internet_20_link" text:visited-style-name="Visited_20_Internet_20_Link"><text:span text:style-name="T1">www.google.kochanski@onet.pl</text:span></text:a><text:span text:style-name="T1"> <text:s/>kochanski110576 <text:s text:c="7"/>, twitter </text:span><text:a xlink:type="simple" xlink:href="mailto:www.google.kochanski@onet.pl" text:style-name="Internet_20_link" text:visited-style-name="Visited_20_Internet_20_Link"><text:span text:style-name="T1">www.google.kochanski@onet.pl</text:span></text:a><text:span text:style-name="T1"> <text:s/>mariusz29747983 , </text:span><text:a xlink:type="simple" xlink:href="mailto:www.mkochanski0@gemail.com" text:style-name="Internet_20_link" text:visited-style-name="Visited_20_Internet_20_Link"><text:span text:style-name="T1">www.mkochanski0@gemail.com</text:span></text:a><text:span text:style-name="T1"> kochanski110576 <text:s/>, wot mariusz1230 ,home studio private 2lg x4-tech 2art /tv Samsung/Deamon ASUS SAMBA SERVER DEAMON AUTOMATIC KOMPUTER P5K-VM/RADEON XFX. <text:s/>WI FI basia.net GLIFFY DIAGRA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00:23:18.023855163</meta:creation-date>
    <dc:date>2016-09-17T00:59:37.290116540</dc:date>
    <meta:editing-duration>PT2M18S</meta:editing-duration>
    <meta:editing-cycles>1</meta:editing-cycles>
    <meta:document-statistic meta:table-count="0" meta:image-count="0" meta:object-count="0" meta:page-count="1" meta:paragraph-count="1" meta:word-count="77" meta:character-count="826" meta:non-whitespace-character-count="722"/>
    <meta:generator>LibreOffice/5.1.4.2$Linux_X86_64 LibreOffice_project/10m0$Build-2</meta:generator>
  </office:meta>
</office:document-meta>
</file>